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98in"/>
    </style:style>
    <style:style style:name="co2" style:family="table-column">
      <style:table-column-properties fo:break-before="auto" style:column-width="2.9264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3.9665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4.0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BOM - backpac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arry handle</text:p>
          </table:table-cell>
          <table:table-cell office:value-type="string" calcext:value-type="string">
            <text:p>Webbing 25 mm PE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]*[.C2]" office:value-type="float" office:value="0.51" calcext:value-type="float">
            <text:p>0.5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</text:p>
          </table:table-cell>
          <table:table-cell office:value-type="string" calcext:value-type="string">
            <text:p>Webbing 25 mm PES</text:p>
          </table:table-cell>
          <table:table-cell table:formula="of:=4*0.4" office:value-type="float" office:value="1.6" calcext:value-type="float">
            <text:p>1.6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3]*[.C3]" office:value-type="float" office:value="2.72" calcext:value-type="float">
            <text:p>2.72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compression strap buckles, anterior</text:p>
          </table:table-cell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4]*[.C4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buckles, posterior</text:p>
          </table:table-cell>
          <table:table-cell office:value-type="string" calcext:value-type="string">
            <text:p>ITW SR buckle recepta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formula="of:=[.E5]*[.C5]" office:value-type="float" office:value="2.6" calcext:value-type="float">
            <text:p>2.6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compression strap fastening, posterior</text:p>
          </table:table-cell>
          <table:table-cell office:value-type="string" calcext:value-type="string">
            <text:p>Webbing 25 mm PES</text:p>
          </table:table-cell>
          <table:table-cell table:formula="of:=4*0.1"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6]*[.C6]" office:value-type="float" office:value="0.68" calcext:value-type="float">
            <text:p>0.68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bladder suspension</text:p>
          </table:table-cell>
          <table:table-cell office:value-type="string" calcext:value-type="string">
            <text:p>ITW tri-gide w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7]*[.C7]" office:value-type="float" office:value="0.5" calcext:value-type="float">
            <text:p>0.5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hook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8]*[.C8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hydration passthrough</text:p>
          </table:table-cell>
          <table:table-cell office:value-type="string" calcext:value-type="string">
            <text:p>5 mm velcro loop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9]*[.C9]" office:value-type="float" office:value="0.11" calcext:value-type="float">
            <text:p>0.1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fabric (hydration &amp; zipper pocket)</text:p>
          </table:table-cell>
          <table:table-cell office:value-type="string" calcext:value-type="string">
            <text:p>500D cordur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eters</text:p>
          </table:table-cell>
          <table:table-cell office:value-type="float" office:value="19.9" calcext:value-type="float">
            <text:p>19.9</text:p>
          </table:table-cell>
          <table:table-cell table:formula="of:=[.E10]*[.C10]" office:value-type="float" office:value="7.96" calcext:value-type="float">
            <text:p>7.9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1]*[.C11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ior pocket zippers</text:p>
          </table:table-cell>
          <table:table-cell office:value-type="string" calcext:value-type="string">
            <text:p>Coil Zipper Tape YKK 8CF (8 mm)</text:p>
          </table:table-cell>
          <table:table-cell table:formula="of:=0.29*2" office:value-type="float" office:value="0.58" calcext:value-type="float">
            <text:p>0.58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2]*[.C12]" office:value-type="float" office:value="1.45" calcext:value-type="float">
            <text:p>1.4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fabric</text:p>
          </table:table-cell>
          <table:table-cell office:value-type="string" calcext:value-type="string">
            <text:p>1000 denier cordura (PU coated)</text:p>
          </table:table-cell>
          <table:table-cell table:formula="of:=0.165 + 0.07 + 0.08+0.31" office:value-type="float" office:value="0.625" calcext:value-type="float">
            <text:p>0.625</text:p>
          </table:table-cell>
          <table:table-cell office:value-type="string" calcext:value-type="string">
            <text:p>meters</text:p>
          </table:table-cell>
          <table:table-cell office:value-type="float" office:value="18.9" calcext:value-type="float">
            <text:p>18.9</text:p>
          </table:table-cell>
          <table:table-cell table:formula="of:=[.E13]*[.C13]" office:value-type="float" office:value="11.8125" calcext:value-type="float">
            <text:p>11.812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</text:p>
          </table:table-cell>
          <table:table-cell office:value-type="string" calcext:value-type="string">
            <text:p>Coil Zipper Tape YKK 8CF (8 mm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14]*[.C14]" office:value-type="float" office:value="3" calcext:value-type="float">
            <text:p>3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main pack zipper pulls</text:p>
          </table:table-cell>
          <table:table-cell office:value-type="string" calcext:value-type="string">
            <text:p>Ykk #8 single sided non-locking p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formula="of:=[.E15]*[.C15]" office:value-type="float" office:value="2.4" calcext:value-type="float">
            <text:p>2.4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LS</text:p>
          </table:table-cell>
          <table:table-cell office:value-type="string" calcext:value-type="string">
            <text:p>Webbing 25 mm PES</text:p>
          </table:table-cell>
          <table:table-cell table:formula="of:=6*0.3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16]*[.C16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posterior panel patch</text:p>
          </table:table-cell>
          <table:table-cell office:value-type="string" calcext:value-type="string">
            <text:p>5 mm velcro loop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eters</text:p>
          </table:table-cell>
          <table:table-cell office:value-type="float" office:value="2.2" calcext:value-type="float">
            <text:p>2.2</text:p>
          </table:table-cell>
          <table:table-cell table:formula="of:=[.E17]*[.C17]" office:value-type="float" office:value="0.286" calcext:value-type="float">
            <text:p>0.28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attachment, inf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8]*[.C18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2.5mm steel D-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formula="of:=[.E19]*[.C19]" office:value-type="float" office:value="2" calcext:value-type="float">
            <text:p>2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attachment, superior</text:p>
          </table:table-cell>
          <table:table-cell office:value-type="string" calcext:value-type="string">
            <text:p>ITW tri-gide web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0]*[.C20]" office:value-type="float" office:value="1" calcext:value-type="float">
            <text:p>1</text:p>
          </table:table-cell>
          <table:table-cell office:value-type="string" calcext:value-type="string">
            <text:p>varusteleka</text:p>
          </table:table-cell>
        </table:table-row>
        <table:table-row table:style-name="ro1">
          <table:table-cell office:value-type="string" calcext:value-type="string">
            <text:p>shoulder strap inferior section</text:p>
          </table:table-cell>
          <table:table-cell office:value-type="string" calcext:value-type="string">
            <text:p>Webbing 25 mm PES</text:p>
          </table:table-cell>
          <table:table-cell table:formula="of:=2*0.9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1]*[.C21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length adjustment</text:p>
          </table:table-cell>
          <table:table-cell office:value-type="string" calcext:value-type="string">
            <text:p>YKK Tension Lock 25mm, Cu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formula="of:=[.E22]*[.C22]" office:value-type="float" office:value="1" calcext:value-type="float">
            <text:p>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main load bearing webbing</text:p>
          </table:table-cell>
          <table:table-cell office:value-type="string" calcext:value-type="string">
            <text:p>Webbing 25 mm PES</text:p>
          </table:table-cell>
          <table:table-cell table:formula="of:=2*0.65" office:value-type="float" office:value="1.3" calcext:value-type="float">
            <text:p>1.3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3]*[.C23]" office:value-type="float" office:value="2.21" calcext:value-type="float">
            <text:p>2.21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shoulder strap wide section</text:p>
          </table:table-cell>
          <table:table-cell office:value-type="string" calcext:value-type="string">
            <text:p>Webbing 50 mm PES</text:p>
          </table:table-cell>
          <table:table-cell table:formula="of:=2*0.5" office:value-type="float" office:value="1" calcext:value-type="float">
            <text:p>1</text:p>
          </table:table-cell>
          <table:table-cell office:value-type="string" calcext:value-type="string">
            <text:p>meters</text:p>
          </table:table-cell>
          <table:table-cell office:value-type="float" office:value="2.5" calcext:value-type="float">
            <text:p>2.5</text:p>
          </table:table-cell>
          <table:table-cell table:formula="of:=[.E24]*[.C24]" office:value-type="float" office:value="2.5" calcext:value-type="float">
            <text:p>2.5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intermediate panel PALS </text:p>
          </table:table-cell>
          <table:table-cell office:value-type="string" calcext:value-type="string">
            <text:p>Webbing 25 mm PES</text:p>
          </table:table-cell>
          <table:table-cell table:formula="of:=0.18*10" office:value-type="float" office:value="1.8" calcext:value-type="float">
            <text:p>1.8</text:p>
          </table:table-cell>
          <table:table-cell office:value-type="string" calcext:value-type="string">
            <text:p>meters</text:p>
          </table:table-cell>
          <table:table-cell office:value-type="float" office:value="1.7" calcext:value-type="float">
            <text:p>1.7</text:p>
          </table:table-cell>
          <table:table-cell table:formula="of:=[.E25]*[.C25]" office:value-type="float" office:value="3.06" calcext:value-type="float">
            <text:p>3.06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Nylbond 60, color 0855, 70 met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lls</text:p>
          </table:table-cell>
          <table:table-cell office:value-type="float" office:value="2.5" calcext:value-type="float">
            <text:p>2.5</text:p>
          </table:table-cell>
          <table:table-cell table:formula="of:=[.E26]*[.C26]" office:value-type="float" office:value="10" calcext:value-type="float">
            <text:p>10</text:p>
          </table:table-cell>
          <table:table-cell office:value-type="string" calcext:value-type="string">
            <text:p>shelby outdoor</text:p>
          </table:table-cell>
        </table:table-row>
        <table:table-row table:style-name="ro1">
          <table:table-cell table:number-columns-repeated="5"/>
          <table:table-cell table:formula="of:=[.E27]*[.C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C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C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C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C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2]*[.C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3]*[.C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00 denier cordura (PU coated)</text:p>
          </table:table-cell>
          <table:table-cell table:formula="of:=[.C2]"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Total cost:</text:p>
          </table:table-cell>
          <table:table-cell table:formula="of:=SUM([.F2:.F33])" office:value-type="float" office:value="69.0285" calcext:value-type="float">
            <text:p>69.0285</text:p>
          </table:table-cell>
          <table:table-cell/>
        </table:table-row>
        <table:table-row table:style-name="ro1">
          <table:table-cell office:value-type="string" calcext:value-type="string">
            <text:p>2.5mm steel D-ring</text:p>
          </table:table-cell>
          <table:table-cell table:formula="of:=[.C3]" office:value-type="float" office:value="1.6" calcext:value-type="float">
            <text:p>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D cordura</text:p>
          </table:table-cell>
          <table:table-cell table:formula="of:=[.C9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hook</text:p>
          </table:table-cell>
          <table:table-cell table:formula="of:=[.C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velcro loop</text:p>
          </table:table-cell>
          <table:table-cell table:formula="of:=SUM([.C6:.C7])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mm webbing</text:p>
          </table:table-cell>
          <table:table-cell table:formula="of:=[.C8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l Zipper Tape YKK 8CF (8 mm)</text:p>
          </table:table-cell>
          <table:table-cell table:formula="of:=SUM([.C10:.C11])"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SR buckle receptac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W tri-gide weblock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ylbond 60, color 0855, 1000 meter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bing 25 mm PES</text:p>
          </table:table-cell>
          <table:table-cell table:formula="of:=SUM([.C17:.C23])" office:value-type="float" office:value="11.23" calcext:value-type="float">
            <text:p>1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#8 single sided non-locking pull</text:p>
          </table:table-cell>
          <table:table-cell table:formula="of:=SUM([.C24:.C25]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K Tension Lock 25mm, Curved</text:p>
          </table:table-cell>
          <table:table-cell table:formula="of:=[.C26]" office:value-type="float" office:value="4" calcext:value-type="float">
            <text:p>4</text:p>
          </table:table-cell>
          <table:table-cell table:number-columns-repeated="5"/>
        </table:table-row>
      </table:table>
      <table:table table:name="BOM - general pouch 0.9L" table:style-name="ta1"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ier</text:p>
          </table:table-cell>
        </table:table-row>
      </table:table>
      <table:table table:name="balance sheet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bbing 25 mm P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w-On Hook Or Loop Fastener 50 mm Tape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termann Mara 70 thread 700 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ine Needle #100, 10pc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e binding 20mm PP Oliv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ivery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#66880</text:p>
          </table:table-cell>
        </table:table-row>
        <table:table-row table:style-name="ro1">
          <table:table-cell table:number-columns-repeated="2"/>
          <table:table-cell table:formula="of:=SUM([.C2:.C7])" office:value-type="float" office:value="40.2" calcext:value-type="float">
            <text:p>40.2</text:p>
          </table:table-cell>
          <table:table-cell office:value-type="string" calcext:value-type="string">
            <text:p>#66880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formula="of:=SUM([.C$1:.C$1048576])" office:value-type="float" office:value="88.3" calcext:value-type="float">
            <text:p>88.3</text:p>
          </table:table-cell>
          <table:table-cell table:number-columns-repeated="3"/>
        </table:table-row>
      </table:table>
      <table:table table:name="inventory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urchase unit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current inventor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zipper Tape, Coil YKK 8CF (8 mm)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1000D, dark green, PU coated, foxa</text:p>
          </table:table-cell>
          <table:table-cell office:value-type="string" calcext:value-type="string">
            <text:p>meter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ura, 500D, black</text:p>
          </table:table-cell>
          <table:table-cell office:value-type="string" calcext:value-type="string">
            <text:p>meter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ring, 25mm, stee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rusteleka.com/en/product/d-ring-steel/59123</text:p>
          </table:table-cell>
        </table:table-row>
        <table:table-row table:style-name="ro1">
          <table:table-cell office:value-type="string" calcext:value-type="string">
            <text:p>ITW SR buckle plug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SR buckle receptacle </text:p>
          </table:table-cell>
          <table:table-cell office:value-type="string" calcext:value-type="string">
            <text:p>pcs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W tri-glide weblock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bond 60, color 0855, 70 meters</text:p>
          </table:table-cell>
          <table:table-cell office:value-type="string" calcext:value-type="string">
            <text:p>roll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hook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cro loop, 5mm</text:p>
          </table:table-cell>
          <table:table-cell office:value-type="string" calcext:value-type="string">
            <text:p>meter</text:p>
          </table:table-cell>
          <table:table-cell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bing 25 mm PES</text:p>
          </table:table-cell>
          <table:table-cell office:value-type="string" calcext:value-type="string">
            <text:p>meter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https://www.varusteleka.com/en/product/webbing-strap-by-the-meter-25-mm-1-/51875</text:p>
          </table:table-cell>
        </table:table-row>
        <table:table-row table:style-name="ro1">
          <table:table-cell office:value-type="string" calcext:value-type="string">
            <text:p>Webbing 40 mm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https://www.varusteleka.com/en/product/webbing-strap-by-the-meter-40-mm-1-6-/51876</text:p>
          </table:table-cell>
        </table:table-row>
        <table:table-row table:style-name="ro1">
          <table:table-cell office:value-type="string" calcext:value-type="string">
            <text:p>webbing, 50 mm, PES</text:p>
          </table:table-cell>
          <table:table-cell office:value-type="string" calcext:value-type="string">
            <text:p>meter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 pull, YKK #8 single sided non-locking pull</text:p>
          </table:table-cell>
          <table:table-cell office:value-type="string" calcext:value-type="string">
            <text:p>pcs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lock 25mm, YKK Curved</text:p>
          </table:table-cell>
          <table:table-cell office:value-type="string" calcext:value-type="string">
            <text:p>pc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 lock</text:p>
          </table:table-cell>
          <table:table-cell office:value-type="string" calcext:value-type="string">
            <text:p>p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varusteleka.com/en/product/cord-lock/62725</text:p>
          </table:table-cell>
        </table:table-row>
        <table:table-row table:style-name="ro1">
          <table:table-cell office:value-type="string" calcext:value-type="string">
            <text:p>buckle, g-hook, tackticaltrim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s://www.varusteleka.com/en/product/tacticaltrim-g-hook/14168</text:p>
          </table:table-cell>
        </table:table-row>
      </table:table>
      <table:named-expressions/>
      <table:database-ranges>
        <table:database-range table:name="__Anonymous_Sheet_DB__0" table:target-range-address="'BOM - backpack'.A1:'BOM - backpack'.G2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inventory.A2:inventory.C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22:12:00.914587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3:00:59.573341412</meta:creation-date>
    <dc:date>2022-08-08T23:16:26.354613874</dc:date>
    <meta:editing-duration>P2DT12H41M45S</meta:editing-duration>
    <meta:editing-cycles>7</meta:editing-cycles>
    <meta:generator>LibreOffice/7.2.6.2$Linux_X86_64 LibreOffice_project/20$Build-2</meta:generator>
    <meta:document-statistic meta:table-count="4" meta:cell-count="324" meta:object-count="0"/>
  </office:meta>
</office:document-meta>
</file>